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5-11-1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5-08-25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5-07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5-06-3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5-05-27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5-04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5-03-13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5-02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5-01-2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12-2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11-2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10-23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09-2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08-2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07-3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06-24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05-29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04-1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03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02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4-01-30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12-2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11-2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10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09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08-2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07-2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06-2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05-17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04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03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02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3-01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12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11-1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10-1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09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08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07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06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05-2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04-2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03-3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02-23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2-01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12-2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12-0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10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09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08-2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07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06-2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05-2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04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03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03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1-01-2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12-1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11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10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09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08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07-3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06-25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05-27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04-2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02-24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20-01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12-2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11-2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10-30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09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08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07-31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06-28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05-3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04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03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02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9-01-3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11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10-3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09-2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08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07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06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05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04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03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02-2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8-01-2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12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11-3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10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08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07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06-2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05-3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04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02-2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7-01-3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12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11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10-2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09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08-3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07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06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05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04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03-3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02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6-02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12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11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10-2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09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08-2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07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06-2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05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04-2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03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02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5-01-2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12-23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11-25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10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09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08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07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06-2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05-27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04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03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02-2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4-01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12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11-2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10-24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09-24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08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07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06-25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05-29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04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03-2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02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3-01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12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11-2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11-0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09-2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08-2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07-3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06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05-2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04-2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03-1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02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2-01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12-2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11-1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10-1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9-0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8-1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7-0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7-0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6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5-2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4-2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3-2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2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1-01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12-2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11-2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10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09-2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08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07-1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06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05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04-22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03-24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02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10-01-1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12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11-2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10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09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08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07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06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05-27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03-3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9-01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12-2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11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10-24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09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06-2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05-28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05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04-2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200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55076192103</text:p>
          </table:table-cell>
          <table:table-cell office:value-type="string" calcext:value-type="string">
            <text:p>HA Ed <text:s/>49</text:p>
          </table:table-cell>
          <table:table-cell office:value-type="string" calcext:value-type="string">
            <text:p>198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54" meta:object-count="0"/>
    <meta:user-defined meta:name="AppVersion">3.0</meta:user-defined>
  </office:meta>
</office:document-meta>
</file>